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Thumbnails/thumbnail.png" manifest:media-type="image/png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Replacements/Object 32" manifest:media-type=""/>
  <manifest:file-entry manifest:full-path="ObjectReplacements/Object 31" manifest:media-type=""/>
  <manifest:file-entry manifest:full-path="ObjectReplacements/Object 7" manifest:media-type="application/x-openoffice-gdimetafile;windows_formatname=&quot;GDIMetaFile&quot;"/>
  <manifest:file-entry manifest:full-path="ObjectReplacements/Object 30" manifest:media-type=""/>
  <manifest:file-entry manifest:full-path="ObjectReplacements/Object 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"/>
  <manifest:file-entry manifest:full-path="ObjectReplacements/Object 3" manifest:media-type="application/x-openoffice-gdimetafile;windows_formatname=&quot;GDIMetaFile&quot;"/>
  <manifest:file-entry manifest:full-path="ObjectReplacements/Object 25" manifest:media-type="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"/>
  <manifest:file-entry manifest:full-path="ObjectReplacements/Object 59" manifest:media-type=""/>
  <manifest:file-entry manifest:full-path="ObjectReplacements/Object 2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9" manifest:media-type=""/>
  <manifest:file-entry manifest:full-path="ObjectReplacements/Object 18" manifest:media-type=""/>
  <manifest:file-entry manifest:full-path="ObjectReplacements/Object 60" manifest:media-type=""/>
  <manifest:file-entry manifest:full-path="ObjectReplacements/Object 1" manifest:media-type=""/>
  <manifest:file-entry manifest:full-path="ObjectReplacements/Object 23" manifest:media-type=""/>
  <manifest:file-entry manifest:full-path="ObjectReplacements/Object 17" manifest:media-type=""/>
  <manifest:file-entry manifest:full-path="ObjectReplacements/Object 16" manifest:media-type="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"/>
  <manifest:file-entry manifest:full-path="ObjectReplacements/Object 36" manifest:media-type=""/>
  <manifest:file-entry manifest:full-path="ObjectReplacements/Object 35" manifest:media-type=""/>
  <manifest:file-entry manifest:full-path="ObjectReplacements/Object 34" manifest:media-type=""/>
  <manifest:file-entry manifest:full-path="ObjectReplacements/Object 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8" manifest:media-type="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3" manifest:media-type=""/>
  <manifest:file-entry manifest:full-path="ObjectReplacements/Object 4" manifest:media-type="application/x-openoffice-gdimetafile;windows_formatname=&quot;GDIMetaFile&quot;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styles.xml" manifest:media-type="text/xml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settings.xml" manifest:media-type="text/xml"/>
  <manifest:file-entry manifest:full-path="meta.xml" manifest:media-type="text/xml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Pictures/10000001000002130000003F5ADA525C.png" manifest:media-type="image/png"/>
  <manifest:file-entry manifest:full-path="Pictures/10000001000002130000003F1BEDB5BD.png" manifest:media-type="image/png"/>
  <manifest:file-entry manifest:full-path="Pictures/100000010000021F0000003CC0E5BBE2.png" manifest:media-type="image/png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manifest.rdf" manifest:media-type="application/rdf+xml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content.xml" manifest:media-type="text/xml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in" fo:margin-bottom="0in" style:contextual-spacing="false"/>
      <style:text-properties officeooo:paragraph-rsid="001c4909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01d1558"/>
    </style:style>
    <style:style style:name="P3" style:family="paragraph" style:parent-style-name="Text_20_body">
      <style:paragraph-properties fo:margin-top="0in" fo:margin-bottom="0in" style:contextual-spacing="false" fo:break-before="page"/>
      <style:text-properties officeooo:paragraph-rsid="001d1558"/>
    </style:style>
    <style:style style:name="P4" style:family="paragraph" style:parent-style-name="Heading_20_3">
      <style:paragraph-properties fo:margin-top="0in" fo:margin-bottom="0.0201in" style:contextual-spacing="false"/>
      <style:text-properties officeooo:paragraph-rsid="001d8314"/>
    </style:style>
    <style:style style:name="P5" style:family="paragraph" style:parent-style-name="Text_20_body">
      <style:paragraph-properties fo:margin-top="0in" fo:margin-bottom="0.0201in" style:contextual-spacing="false"/>
      <style:text-properties officeooo:paragraph-rsid="001d8314"/>
    </style:style>
    <style:style style:name="P6" style:family="paragraph" style:parent-style-name="Text_20_body">
      <style:paragraph-properties fo:margin-top="0in" fo:margin-bottom="0.0598in" style:contextual-spacing="false"/>
      <style:text-properties officeooo:paragraph-rsid="001d8314"/>
    </style:style>
    <style:style style:name="P7" style:family="paragraph" style:parent-style-name="Text_20_body">
      <style:paragraph-properties fo:margin-top="0in" fo:margin-bottom="0.1in" style:contextual-spacing="false"/>
      <style:text-properties officeooo:paragraph-rsid="001d8314"/>
    </style:style>
    <style:style style:name="P8" style:family="paragraph" style:parent-style-name="Text_20_body">
      <style:paragraph-properties fo:margin-top="0in" fo:margin-bottom="0.1201in" style:contextual-spacing="false"/>
      <style:text-properties officeooo:paragraph-rsid="001d8314"/>
    </style:style>
    <style:style style:name="P9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10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11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12" style:family="paragraph" style:parent-style-name="Text_20_body">
      <style:paragraph-properties fo:margin-left="0in" fo:margin-right="0in" fo:text-indent="0in" style:auto-text-indent="false" fo:break-before="page" fo:padding="0in" fo:border="none"/>
    </style:style>
    <style:style style:name="P13" style:family="paragraph" style:parent-style-name="Quotations">
      <style:paragraph-properties fo:margin-left="0.3937in" fo:margin-right="0.3937in" fo:text-indent="0in" style:auto-text-indent="false" fo:padding="0in" fo:border="none"/>
    </style:style>
    <style:style style:name="P14" style:family="paragraph" style:parent-style-name="Text_20_body">
      <style:paragraph-properties fo:margin-top="0in" fo:margin-bottom="0in" style:contextual-spacing="false"/>
    </style:style>
    <style:style style:name="P15" style:family="paragraph" style:parent-style-name="Text_20_body">
      <style:paragraph-properties fo:margin-top="0in" fo:margin-bottom="0in" style:contextual-spacing="false"/>
      <style:text-properties fo:font-style="italic" fo:font-weight="bold" style:font-style-asian="italic" style:font-weight-asian="bold" style:font-style-complex="italic" style:font-weight-complex="bold"/>
    </style:style>
    <style:style style:name="P16" style:family="paragraph" style:parent-style-name="Text_20_body">
      <style:paragraph-properties fo:margin-top="0in" fo:margin-bottom="0in" style:contextual-spacing="false" fo:break-before="page"/>
      <style:text-properties fo:font-style="italic" fo:font-weight="bold" officeooo:paragraph-rsid="001c4909" style:font-style-asian="italic" style:font-weight-asian="bold" style:font-style-complex="italic" style:font-weight-complex="bold"/>
    </style:style>
    <style:style style:name="P17" style:family="paragraph" style:parent-style-name="Heading_20_1">
      <style:paragraph-properties fo:break-before="page"/>
      <style:text-properties officeooo:paragraph-rsid="001c4909"/>
    </style:style>
    <style:style style:name="P18" style:family="paragraph" style:parent-style-name="Heading_20_1">
      <style:paragraph-properties fo:break-before="page"/>
      <style:text-properties officeooo:paragraph-rsid="001d1558"/>
    </style:style>
    <style:style style:name="P19" style:family="paragraph" style:parent-style-name="Heading_20_1">
      <style:paragraph-properties fo:margin-top="0in" fo:margin-bottom="0in" style:contextual-spacing="false" fo:break-before="page"/>
      <style:text-properties officeooo:paragraph-rsid="001ec236"/>
    </style:style>
    <style:style style:name="P20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21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22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23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P24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25" style:family="paragraph" style:parent-style-name="Text_20_body" style:list-style-name="L3">
      <style:paragraph-properties fo:margin-left="0in" fo:margin-right="0in" fo:text-indent="0in" style:auto-text-indent="false" fo:padding="0in" fo:border="none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adc83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ec236" style:font-style-asian="italic" style:font-weight-asian="bold" style:font-style-complex="italic" style:font-weight-complex="bold"/>
    </style:style>
    <style:style style:name="T7" style:family="text">
      <style:text-properties loext:padding="0.0193in" loext:border="0.06pt solid #000000"/>
    </style:style>
    <style:style style:name="T8" style:family="text">
      <style:text-properties officeooo:rsid="001f51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980. Find Unique Binary String</text:h>
      <text:p text:style-name="P11">Given an array of strings <text:span text:style-name="Source_20_Text"><text:span text:style-name="T1">nums</text:span></text:span> containing <text:span text:style-name="Source_20_Text"><text:span text:style-name="T1">n</text:span></text:span> <text:span text:style-name="Strong_20_Emphasis"><text:span text:style-name="T2">unique</text:span></text:span> binary strings each of length <text:span text:style-name="Source_20_Text"><text:span text:style-name="T1">n</text:span></text:span>, return <text:span text:style-name="Emphasis"><text:span text:style-name="T2">a binary string of length </text:span></text:span><text:span text:style-name="Source_20_Text"><text:span text:style-name="T1">n</text:span></text:span><text:span text:style-name="Emphasis"><text:span text:style-name="T2"> that </text:span></text:span><text:span text:style-name="Emphasis"><text:span text:style-name="Strong_20_Emphasis"><text:span text:style-name="T2">does not appear</text:span></text:span></text:span><text:span text:style-name="Emphasis"><text:span text:style-name="T2"> in </text:span></text:span><text:span text:style-name="Source_20_Text"><text:span text:style-name="T1">nums</text:span></text:span><text:span text:style-name="Emphasis"><text:span text:style-name="T2">. If there are multiple answers, you may return </text:span></text:span><text:span text:style-name="Emphasis"><text:span text:style-name="Strong_20_Emphasis"><text:span text:style-name="T2">any</text:span></text:span></text:span><text:span text:style-name="Emphasis"><text:span text:style-name="T2"> of them</text:span></text:span>.</text:p>
      <text:p text:style-name="P11"><text:span text:style-name="Strong_20_Emphasis"><text:span text:style-name="T2">Example 1:</text:span></text:span></text:p>
      <text:p text:style-name="P10"><text:span text:style-name="Strong_20_Emphasis"><text:span text:style-name="T2">Input:</text:span></text:span> nums = ["01","10"]</text:p>
      <text:p text:style-name="P10"><text:span text:style-name="Strong_20_Emphasis"><text:span text:style-name="T2">Output:</text:span></text:span> "11"</text:p>
      <text:p text:style-name="P9"><text:span text:style-name="Strong_20_Emphasis"><text:span text:style-name="T2">Explanation:</text:span></text:span> "11" does not appear in nums. "00" would also be correct.</text:p>
      <text:p text:style-name="P11"><text:span text:style-name="Strong_20_Emphasis"><text:span text:style-name="T2">Example 2:</text:span></text:span></text:p>
      <text:p text:style-name="P10"><text:span text:style-name="Strong_20_Emphasis"><text:span text:style-name="T2">Input:</text:span></text:span> nums = ["00","01"]</text:p>
      <text:p text:style-name="P10"><text:span text:style-name="Strong_20_Emphasis"><text:span text:style-name="T2">Output:</text:span></text:span> "11"</text:p>
      <text:p text:style-name="P9"><text:span text:style-name="Strong_20_Emphasis"><text:span text:style-name="T2">Explanation:</text:span></text:span> "11" does not appear in nums. "10" would also be correct.</text:p>
      <text:p text:style-name="P11"><text:span text:style-name="Strong_20_Emphasis"><text:span text:style-name="T2">Example 3:</text:span></text:span></text:p>
      <text:p text:style-name="P10"><text:span text:style-name="Strong_20_Emphasis"><text:span text:style-name="T2">Input:</text:span></text:span> nums = ["111","011","001"]</text:p>
      <text:p text:style-name="P10"><text:span text:style-name="Strong_20_Emphasis"><text:span text:style-name="T2">Output:</text:span></text:span> "101"</text:p>
      <text:p text:style-name="P9"><text:span text:style-name="Strong_20_Emphasis"><text:span text:style-name="T2">Explanation:</text:span></text:span> "101" does not appear in nums. "000", "010", "100", and "110" would also be correct.</text:p>
      <text:p text:style-name="P11"><text:span text:style-name="Strong_20_Emphasis"><text:span text:style-name="T2">Constraints:</text:span></text:span></text:p>
      <text:list text:style-name="L1">
        <text:list-item>
          <text:p text:style-name="P20"><text:span text:style-name="Source_20_Text"><text:span text:style-name="T1">n == nums.length</text:span></text:span></text:p>
        </text:list-item>
        <text:list-item>
          <text:p text:style-name="P20"><text:span text:style-name="Source_20_Text"><text:span text:style-name="T1">1 &lt;= n &lt;= 16</text:span></text:span></text:p>
        </text:list-item>
        <text:list-item>
          <text:p text:style-name="P20"><text:span text:style-name="Source_20_Text"><text:span text:style-name="T1">nums[i].length == n</text:span></text:span></text:p>
        </text:list-item>
        <text:list-item>
          <text:p text:style-name="P20"><text:span text:style-name="Source_20_Text"><text:span text:style-name="T1">nums[i] </text:span></text:span>is either <text:span text:style-name="Source_20_Text"><text:span text:style-name="T1">'0'</text:span></text:span> or <text:span text:style-name="Source_20_Text"><text:span text:style-name="T1">'1'</text:span></text:span>.</text:p>
        </text:list-item>
        <text:list-item>
          <text:p text:style-name="P21">All the strings of <text:span text:style-name="Source_20_Text"><text:span text:style-name="T1">nums</text:span></text:span> are <text:span text:style-name="Strong_20_Emphasis"><text:span text:style-name="T2">unique</text:span></text:span>.</text:p>
        </text:list-item>
      </text:list>
      <text:p text:style-name="Text_20_body"/>
      <text:h text:style-name="P17" text:outline-level="1">1980. Find Unique Binary String</text:h>
      <text:p text:style-name="P14">/*</text:p>
      <text:p text:style-name="P14"><text:s text:c="4"/><text:span text:style-name="T3">Generate all binary strings</text:span> </text:p>
      <text:p text:style-name="P14"><text:s text:c="4"/>Time Complexity: <draw:frame draw:style-name="fr2" draw:name="Object1" text:anchor-type="as-char" svg:y="-0.2161in" svg:width="1.8709in" svg:height="0.276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4"><text:s text:c="4"/>Space complexity: <draw:frame draw:style-name="fr2" draw:name="Object2" text:anchor-type="as-char" svg:y="-0.1909in" svg:width="0.7016in" svg:height="0.2516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4">*/<draw:frame draw:style-name="fr1" draw:name="Image1" text:anchor-type="char" svg:x="1.239in" svg:y="0.0346in" svg:width="5.6563in" svg:height="0.6252in" draw:z-index="2"><draw:image xlink:href="Pictures/100000010000021F0000003CC0E5BBE2.png" xlink:type="simple" xlink:show="embed" xlink:actuate="onLoad" draw:mime-type="image/png"/></draw:frame></text:p>
      <text:p text:style-name="P14">class Solution {</text:p>
      <text:p text:style-name="P14">public:</text:p>
      <text:p text:style-name="P14"><text:s text:c="4"/>std::string findDifferentBinaryString(std::vector&lt;std::string&gt;&amp; nums) {</text:p>
      <text:p text:style-name="P14"><text:s text:c="8"/>int n=nums.size();</text:p>
      <text:p text:style-name="P14"/>
      <text:p text:style-name="P14"><text:s text:c="8"/><text:span text:style-name="T4">// Mark all binary strings in nums</text:span></text:p>
      <text:p text:style-name="P14"><text:s text:c="8"/>std::unordered_map&lt;std::string,bool&gt; exists;</text:p>
      <text:p text:style-name="P14"><text:s text:c="8"/>for(auto&amp; bin: nums) exists[bin]=true;</text:p>
      <text:p text:style-name="P14"><text:s text:c="8"/></text:p>
      <text:p text:style-name="P1"><text:s text:c="8"/></text:p>
      <text:p text:style-name="P16"><text:s text:c="8"/>// Function to generate al binary string from 0 to<draw:frame draw:style-name="fr2" draw:name="Object59" text:anchor-type="as-char" svg:y="-0.2161in" svg:width="0.5898in" svg:height="0.261in" draw:z-index="59"><draw:object xlink:href="./Object 59" xlink:type="simple" xlink:show="embed" xlink:actuate="onLoad"/><draw:image xlink:href="./ObjectReplacements/Object 59" xlink:type="simple" xlink:show="embed" xlink:actuate="onLoad"/></draw:frame></text:p>
      <text:p text:style-name="P14"><text:s text:c="8"/>auto generate=[&amp;](int i,std::string&amp; bin,std::string&amp; ans,auto&amp; self)-&gt;void{</text:p>
      <text:p text:style-name="P14"><text:s text:c="12"/><text:span text:style-name="T4">// If size of generated binary string is equal to n</text:span></text:p>
      <text:p text:style-name="P14"><text:s text:c="12"/>if(i==n){</text:p>
      <text:p text:style-name="P14"><text:s text:c="16"/><text:span text:style-name="T4">// Look it up, if does not exists</text:span></text:p>
      <text:p text:style-name="P14"><text:s text:c="16"/>if(!exists[bin]){</text:p>
      <text:p text:style-name="P14"><text:s text:c="20"/>ans=bin;<text:span text:style-name="T4"> // Take it as an answer</text:span></text:p>
      <text:p text:style-name="P14"><text:s text:c="20"/>return;</text:p>
      <text:p text:style-name="P14"><text:s text:c="16"/>}</text:p>
      <text:p text:style-name="P14"><text:s text:c="16"/>return;</text:p>
      <text:p text:style-name="P14"><text:s text:c="12"/>}</text:p>
      <text:p text:style-name="P14"/>
      <text:p text:style-name="P14"><text:s text:c="10"/><text:span text:style-name="T4"><text:s text:c="2"/>// First assign "0" at i-th position</text:span></text:p>
      <text:p text:style-name="P15"><text:s text:c="12"/>// and try for all other permutations</text:p>
      <text:p text:style-name="P15"><text:s text:c="12"/>// for remaining positions</text:p>
      <text:p text:style-name="P14"><text:s text:c="12"/>bin[i]='0';</text:p>
      <text:p text:style-name="P14"><text:s text:c="12"/>self(i+1,bin,ans,self);</text:p>
      <text:p text:style-name="P14"/>
      <text:p text:style-name="P14"><text:s text:c="11"/><text:span text:style-name="T4"><text:s/>// If we found an answer, stop the process</text:span></text:p>
      <text:p text:style-name="P14"><text:s text:c="12"/>if(!ans.empty()) return;</text:p>
      <text:p text:style-name="P14"/>
      <text:p text:style-name="P14"><text:s text:c="11"/><text:span text:style-name="T4"><text:s/>// And then assign "1" at ith position</text:span></text:p>
      <text:p text:style-name="P15"><text:s text:c="12"/>// and try for all other permutations</text:p>
      <text:p text:style-name="P15"><text:s text:c="12"/>// for remaining positions</text:p>
      <text:p text:style-name="P14"><text:s text:c="12"/>bin[i]='1';</text:p>
      <text:p text:style-name="P14"><text:s text:c="12"/>self(i+1,bin,ans,self);</text:p>
      <text:p text:style-name="P14"/>
      <text:p text:style-name="P14"><text:s text:c="6"/><text:span text:style-name="T4"><text:s text:c="6"/>// If we found an answer, stop the process</text:span></text:p>
      <text:p text:style-name="P14"><text:s text:c="12"/>if(!ans.empty()) return;</text:p>
      <text:p text:style-name="P14"><text:s text:c="8"/>};</text:p>
      <text:p text:style-name="P14"/>
      <text:p text:style-name="P14"><text:s text:c="8"/>std::string bin(n,0),ans;</text:p>
      <text:p text:style-name="P14"><text:s text:c="8"/>generate(0,bin,ans,generate);</text:p>
      <text:p text:style-name="P14"/>
      <text:p text:style-name="P14"><text:s text:c="8"/>return ans;</text:p>
      <text:p text:style-name="P14"><text:s text:c="4"/>}</text:p>
      <text:p text:style-name="P14">};</text:p>
      <text:h text:style-name="P18" text:outline-level="1">1980. Find Unique Binary String</text:h>
      <text:p text:style-name="P14">/*</text:p>
      <text:p text:style-name="P14"><text:s text:c="4"/><text:span text:style-name="T4">Convert to integers equivalents</text:span></text:p>
      <text:p text:style-name="P14"><text:s text:c="4"/>Time Complexity: <draw:frame draw:style-name="fr2" draw:name="Object3" text:anchor-type="as-char" svg:y="-0.2161in" svg:width="2.3161in" svg:height="0.2917in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14"><text:s text:c="4"/>Space complexity: <draw:frame draw:style-name="fr2" draw:name="Object4" text:anchor-type="as-char" svg:y="-0.2161in" svg:width="0.6366in" svg:height="0.2764in" draw:z-index="4"><draw:object xlink:href="./Object 4" xlink:type="simple" xlink:show="embed" xlink:actuate="onLoad"/><draw:image xlink:href="./ObjectReplacements/Object 4" xlink:type="simple" xlink:show="embed" xlink:actuate="onLoad"/></draw:frame><draw:frame draw:style-name="fr1" draw:name="Image2" text:anchor-type="char" svg:x="2.402in" svg:y="0.078in" svg:width="4.5819in" svg:height="0.5437in" draw:z-index="57"><draw:image xlink:href="Pictures/10000001000002130000003F1BEDB5BD.png" xlink:type="simple" xlink:show="embed" xlink:actuate="onLoad" draw:mime-type="image/png"/></draw:frame></text:p>
      <text:p text:style-name="P14">*/</text:p>
      <text:p text:style-name="P14">class Solution {</text:p>
      <text:p text:style-name="P14"><text:s text:c="4"/>public:</text:p>
      <text:p text:style-name="P14"><text:s text:c="8"/>std::string findDifferentBinaryString(std::vector&lt;std::string&gt;&amp; nums) {</text:p>
      <text:p text:style-name="P14"><text:s text:c="12"/>int n=nums.size();</text:p>
      <text:p text:style-name="P14"/>
      <text:p text:style-name="P14"><text:s text:c="10"/><text:span text:style-name="T4"><text:s text:c="2"/>// </text:span><text:span text:style-name="T4"><draw:frame draw:style-name="fr2" draw:name="Object5" text:anchor-type="as-char" svg:y="-0.2161in" svg:width="0.5898in" svg:height="0.261in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4">: maximum number of n bits</text:span></text:p>
      <text:p text:style-name="P14"><text:s text:c="12"/>int m=1&lt;&lt;n;</text:p>
      <text:p text:style-name="P14"/>
      <text:p text:style-name="P14"><text:s text:c="7"/><text:span text:style-name="T4"><text:s text:c="5"/>// Array of size to </text:span><text:span text:style-name="T4"><draw:frame draw:style-name="fr2" draw:name="Object60" text:anchor-type="as-char" svg:y="-0.2161in" svg:width="0.3882in" svg:height="0.261in" draw:z-index="60"><draw:object xlink:href="./Object 60" xlink:type="simple" xlink:show="embed" xlink:actuate="onLoad"/><draw:image xlink:href="./ObjectReplacements/Object 60" xlink:type="simple" xlink:show="embed" xlink:actuate="onLoad"/></draw:frame></text:span><text:span text:style-name="T4"><text:s/>to store numbers from 0 to </text:span><text:span text:style-name="T4"><draw:frame draw:style-name="fr2" draw:name="Object6" text:anchor-type="as-char" svg:y="-0.2161in" svg:width="0.5898in" svg:height="0.261in" draw:z-index="6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14"><text:s text:c="12"/>std::vector&lt;int&gt; exists(m,0);</text:p>
      <text:p text:style-name="P14"/>
      <text:p text:style-name="P14"><text:s text:c="12"/>// For each binary string bin</text:p>
      <text:p text:style-name="P14"><text:s text:c="12"/>for(auto&amp; bin: nums){</text:p>
      <text:p text:style-name="P14"><text:s text:c="16"/><text:span text:style-name="T4">// Converted to its equivalent decimal number</text:span></text:p>
      <text:p text:style-name="P14"><text:s text:c="16"/>int p=1&lt;&lt;(n-1);</text:p>
      <text:p text:style-name="P14"><text:s text:c="16"/>int number=0;</text:p>
      <text:p text:style-name="P14"><text:s text:c="16"/>for(auto&amp; bit: bin){</text:p>
      <text:p text:style-name="P14"><text:s text:c="20"/>number+=(bit=='1'?1:0)*p;</text:p>
      <text:p text:style-name="P14"><text:s text:c="20"/>p/=2;</text:p>
      <text:p text:style-name="P14"><text:s text:c="16"/>}</text:p>
      <text:p text:style-name="P14"/>
      <text:p text:style-name="P14"><text:s text:c="15"/><text:span text:style-name="T4"><text:s/>// Mark that number as exists</text:span></text:p>
      <text:p text:style-name="P14"><text:s text:c="16"/>exists[number]=1;</text:p>
      <text:p text:style-name="P14"><text:s text:c="12"/>}</text:p>
      <text:p text:style-name="P14"/>
      <text:p text:style-name="P2"><text:s text:c="12"/></text:p>
      <text:p text:style-name="P3"><text:span text:style-name="T4"><text:tab/>// For each number from 0 to </text:span><text:span text:style-name="T4"><draw:frame draw:style-name="fr2" draw:name="Object7" text:anchor-type="as-char" svg:y="-0.2161in" svg:width="0.5898in" svg:height="0.261in" draw:z-index="7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14"><text:s text:c="12"/>for(int number=0;number&lt;m;++number){</text:p>
      <text:p text:style-name="P14"><text:s text:c="16"/><text:span text:style-name="T4">// If it does not exist</text:span></text:p>
      <text:p text:style-name="P14"><text:s text:c="16"/>if(!exists[number]){</text:p>
      <text:p text:style-name="P14"><text:s text:c="20"/><text:span text:style-name="T4">// Converted to a binary string</text:span></text:p>
      <text:p text:style-name="P14"><text:s text:c="20"/>std::string ans(n,'0');</text:p>
      <text:p text:style-name="P14"><text:s text:c="20"/>int i=n-1;</text:p>
      <text:p text:style-name="P14"><text:s text:c="20"/>while(number!=0){</text:p>
      <text:p text:style-name="P14"><text:s text:c="24"/>ans[i--]=number%2+'0';</text:p>
      <text:p text:style-name="P14"><text:s text:c="24"/>number/=2;</text:p>
      <text:p text:style-name="P14"><text:s text:c="20"/>}</text:p>
      <text:p text:style-name="P14"/>
      <text:p text:style-name="P14"><text:s text:c="20"/><text:span text:style-name="T4">// Return it</text:span></text:p>
      <text:p text:style-name="P14"><text:s text:c="20"/>return ans;</text:p>
      <text:p text:style-name="P14"><text:s text:c="16"/>}</text:p>
      <text:p text:style-name="P14"><text:s text:c="12"/>}</text:p>
      <text:p text:style-name="P14"/>
      <text:p text:style-name="P14"><text:s text:c="12"/>return ""; <text:span text:style-name="T4">// Never reached, because it exists at </text:span><text:span text:style-name="T5">most</text:span><text:span text:style-name="T4"> 1 answer</text:span></text:p>
      <text:p text:style-name="P14"><text:s text:c="8"/>}</text:p>
      <text:p text:style-name="P14">};</text:p>
      <text:h text:style-name="P19" text:outline-level="1">1980. Find Unique Binary String</text:h>
      <text:h text:style-name="P4" text:outline-level="3"><text:bookmark text:name="approach-4-cantors-diagonal-argument"/>Approach 4: Cantor's Diagonal Argument</text:h>
      <text:p text:style-name="P11"><text:span text:style-name="Strong_20_Emphasis"><text:span text:style-name="T2">Intuition</text:span></text:span></text:p>
      <text:p text:style-name="P11"><text:a xlink:type="simple" xlink:href="https://en.wikipedia.org/wiki/Cantor%27s_diagonal_argument" office:target-frame-name="_blank" xlink:show="new" text:style-name="Internet_20_link" text:visited-style-name="Visited_20_Internet_20_Link"><text:span text:style-name="T2">Cantor's diagonal argument</text:span></text:a>is a proof in set theory.</text:p>
      <text:p text:style-name="P11">While we do not need to fully understand the proof and its consequences, this approach uses very similar ideas.</text:p>
      <text:p text:style-name="P11">We start by initializing the answer <draw:frame draw:style-name="fr2" draw:name="Object10" text:anchor-type="as-char" svg:y="-0.1862in" svg:width="0.4382in" svg:height="0.2311in" draw:z-index="8"><draw:object xlink:href="./Object 10" xlink:type="simple" xlink:show="embed" xlink:actuate="onLoad"/><draw:image xlink:href="./ObjectReplacements/Object 10" xlink:type="simple" xlink:show="embed" xlink:actuate="onLoad"/></draw:frame><text:span text:style-name="Source_20_Text"><text:span text:style-name="T2"><text:s/></text:span></text:span>to an empty string. To build <text:span text:style-name="Source_20_Text"><text:span text:style-name="T2"><draw:frame draw:style-name="fr2" draw:name="Object11" text:anchor-type="as-char" svg:y="-0.1862in" svg:width="0.4382in" svg:height="0.2311in" draw:z-index="9"><draw:object xlink:href="./Object 11" xlink:type="simple" xlink:show="embed" xlink:actuate="onLoad"/><draw:image xlink:href="./ObjectReplacements/Object 11" xlink:type="simple" xlink:show="embed" xlink:actuate="onLoad"/></draw:frame></text:span></text:span>, we need to assign either <text:span text:style-name="Source_20_Text"><text:span text:style-name="T2"><draw:frame draw:style-name="fr2" draw:name="Object12" text:anchor-type="as-char" svg:y="-0.1862in" svg:width="0.4091in" svg:height="0.2311in" draw:z-index="10"><draw:object xlink:href="./Object 12" xlink:type="simple" xlink:show="embed" xlink:actuate="onLoad"/><draw:image xlink:href="./ObjectReplacements/Object 12" xlink:type="simple" xlink:show="embed" xlink:actuate="onLoad"/></draw:frame></text:span></text:span>or <text:span text:style-name="Source_20_Text"><text:span text:style-name="T2"><draw:frame draw:style-name="fr2" draw:name="Object13" text:anchor-type="as-char" svg:y="-0.1862in" svg:width="0.4335in" svg:height="0.2311in" draw:z-index="11"><draw:object xlink:href="./Object 13" xlink:type="simple" xlink:show="embed" xlink:actuate="onLoad"/><draw:image xlink:href="./ObjectReplacements/Object 13" xlink:type="simple" xlink:show="embed" xlink:actuate="onLoad"/></draw:frame></text:span></text:span><text:span text:style-name="Source_20_Text"><text:span text:style-name="T2"><text:s/></text:span></text:span>to each index <draw:frame draw:style-name="fr2" draw:name="Object14" text:anchor-type="as-char" svg:y="-0.1862in" svg:width="0.202in" svg:height="0.2311in" draw:z-index="12"><draw:object xlink:href="./Object 14" xlink:type="simple" xlink:show="embed" xlink:actuate="onLoad"/><draw:image xlink:href="./ObjectReplacements/Object 14" xlink:type="simple" xlink:show="embed" xlink:actuate="onLoad"/></draw:frame><text:span text:style-name="Source_20_Text"><text:span text:style-name="T2"><text:s/></text:span></text:span>for indices <draw:frame draw:style-name="fr2" draw:name="Object15" text:anchor-type="as-char" svg:y="-0.1862in" svg:width="0.2492in" svg:height="0.2311in" draw:z-index="13"><draw:object xlink:href="./Object 15" xlink:type="simple" xlink:show="embed" xlink:actuate="onLoad"/><draw:image xlink:href="./ObjectReplacements/Object 15" xlink:type="simple" xlink:show="embed" xlink:actuate="onLoad"/></draw:frame><text:span text:style-name="Source_20_Text"><text:span text:style-name="T2"><text:s/></text:span></text:span>to<text:span text:style-name="Source_20_Text"><text:span text:style-name="T2"><draw:frame draw:style-name="fr2" draw:name="Object16" text:anchor-type="as-char" svg:y="-0.1862in" svg:width="0.528in" svg:height="0.2311in" draw:z-index="14"><draw:object xlink:href="./Object 16" xlink:type="simple" xlink:show="embed" xlink:actuate="onLoad"/><draw:image xlink:href="./ObjectReplacements/Object 16" xlink:type="simple" xlink:show="embed" xlink:actuate="onLoad"/></draw:frame></text:span></text:span>. How do we assign them <text:span text:style-name="T8">such that</text:span> <draw:frame draw:style-name="fr2" draw:name="Object17" text:anchor-type="as-char" svg:y="-0.1862in" svg:width="0.4382in" svg:height="0.2311in" draw:z-index="15"><draw:object xlink:href="./Object 17" xlink:type="simple" xlink:show="embed" xlink:actuate="onLoad"/><draw:image xlink:href="./ObjectReplacements/Object 17" xlink:type="simple" xlink:show="embed" xlink:actuate="onLoad"/></draw:frame><text:span text:style-name="Source_20_Text"><text:span text:style-name="T2"><text:s/></text:span></text:span>is guaranteed to be different from every string in <text:span text:style-name="Source_20_Text"><text:span text:style-name="T2"><draw:frame draw:style-name="fr2" draw:name="Object18" text:anchor-type="as-char" svg:y="-0.1862in" svg:width="0.5874in" svg:height="0.2311in" draw:z-index="16"><draw:object xlink:href="./Object 18" xlink:type="simple" xlink:show="embed" xlink:actuate="onLoad"/><draw:image xlink:href="./ObjectReplacements/Object 18" xlink:type="simple" xlink:show="embed" xlink:actuate="onLoad"/></draw:frame></text:span></text:span>? We know that two strings are different, as long as they differ by at least one character. We can intentionally construct our <draw:frame draw:style-name="fr2" draw:name="Object19" text:anchor-type="as-char" svg:y="-0.1862in" svg:width="0.4382in" svg:height="0.2311in" draw:z-index="17"><draw:object xlink:href="./Object 19" xlink:type="simple" xlink:show="embed" xlink:actuate="onLoad"/><draw:image xlink:href="./ObjectReplacements/Object 19" xlink:type="simple" xlink:show="embed" xlink:actuate="onLoad"/></draw:frame><text:span text:style-name="Source_20_Text"><text:span text:style-name="T2"><text:s/></text:span></text:span>based on this fact.</text:p>
      <text:p text:style-name="P11">For each index <text:span text:style-name="Source_20_Text"><text:span text:style-name="T2"><draw:frame draw:style-name="fr2" draw:name="Object20" text:anchor-type="as-char" svg:y="-0.1862in" svg:width="0.202in" svg:height="0.2311in" draw:z-index="18"><draw:object xlink:href="./Object 20" xlink:type="simple" xlink:show="embed" xlink:actuate="onLoad"/><draw:image xlink:href="./ObjectReplacements/Object 20" xlink:type="simple" xlink:show="embed" xlink:actuate="onLoad"/></draw:frame></text:span></text:span>, we will check the<text:span text:style-name="T7"><draw:frame draw:style-name="fr2" draw:name="Object21" text:anchor-type="as-char" svg:y="-0.1862in" svg:width="0.5425in" svg:height="0.2311in" draw:z-index="19"><draw:object xlink:href="./Object 21" xlink:type="simple" xlink:show="embed" xlink:actuate="onLoad"/><draw:image xlink:href="./ObjectReplacements/Object 21" xlink:type="simple" xlink:show="embed" xlink:actuate="onLoad"/></draw:frame></text:span>character of the <draw:frame draw:style-name="fr2" draw:name="Object22" text:anchor-type="as-char" svg:y="-0.1862in" svg:width="0.5425in" svg:height="0.2311in" draw:z-index="20"><draw:object xlink:href="./Object 22" xlink:type="simple" xlink:show="embed" xlink:actuate="onLoad"/><draw:image xlink:href="./ObjectReplacements/Object 22" xlink:type="simple" xlink:show="embed" xlink:actuate="onLoad"/></draw:frame><text:span text:style-name="T7"><text:s/></text:span>string in <text:span text:style-name="Source_20_Text"><text:span text:style-name="T2"><draw:frame draw:style-name="fr2" draw:name="Object23" text:anchor-type="as-char" svg:y="-0.1862in" svg:width="0.5874in" svg:height="0.2311in" draw:z-index="21"><draw:object xlink:href="./Object 23" xlink:type="simple" xlink:show="embed" xlink:actuate="onLoad"/><draw:image xlink:href="./ObjectReplacements/Object 23" xlink:type="simple" xlink:show="embed" xlink:actuate="onLoad"/></draw:frame></text:span></text:span>. That is, we check <text:span text:style-name="Source_20_Text"><text:span text:style-name="T2"><draw:frame draw:style-name="fr2" draw:name="Object24" text:anchor-type="as-char" svg:y="-0.1862in" svg:width="1.0264in" svg:height="0.239in" draw:z-index="22"><draw:object xlink:href="./Object 24" xlink:type="simple" xlink:show="embed" xlink:actuate="onLoad"/><draw:image xlink:href="./ObjectReplacements/Object 24" xlink:type="simple" xlink:show="embed" xlink:actuate="onLoad"/></draw:frame></text:span></text:span>. We then assign <text:span text:style-name="Source_20_Text"><text:span text:style-name="T2"><draw:frame draw:style-name="fr2" draw:name="Object25" text:anchor-type="as-char" svg:y="-0.1862in" svg:width="0.6598in" svg:height="0.239in" draw:z-index="23"><draw:object xlink:href="./Object 25" xlink:type="simple" xlink:show="embed" xlink:actuate="onLoad"/><draw:image xlink:href="./ObjectReplacements/Object 25" xlink:type="simple" xlink:show="embed" xlink:actuate="onLoad"/></draw:frame></text:span></text:span><text:span text:style-name="Source_20_Text"><text:span text:style-name="T2"><text:s/></text:span></text:span>to the opposite of <text:span text:style-name="Source_20_Text"><text:span text:style-name="T2"><draw:frame draw:style-name="fr2" draw:name="Object26" text:anchor-type="as-char" svg:y="-0.1862in" svg:width="1.0264in" svg:height="0.239in" draw:z-index="24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. That is, if <text:span text:style-name="Source_20_Text"><text:span text:style-name="T2"><draw:frame draw:style-name="fr2" draw:name="Object27" text:anchor-type="as-char" svg:y="-0.1862in" svg:width="1.5791in" svg:height="0.239in" draw:z-index="25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span>, we assign <text:span text:style-name="Source_20_Text"><text:span text:style-name="T2"><draw:frame draw:style-name="fr2" draw:name="Object28" text:anchor-type="as-char" svg:y="-0.1862in" svg:width="1.1244in" svg:height="0.239in" draw:z-index="26"><draw:object xlink:href="./Object 28" xlink:type="simple" xlink:show="embed" xlink:actuate="onLoad"/><draw:image xlink:href="./ObjectReplacements/Object 28" xlink:type="simple" xlink:show="embed" xlink:actuate="onLoad"/></draw:frame></text:span></text:span>. If <text:span text:style-name="Source_20_Text"><text:span text:style-name="T2"><draw:frame draw:style-name="fr2" draw:name="Object29" text:anchor-type="as-char" svg:y="-0.1862in" svg:width="1.5728in" svg:height="0.239in" draw:z-index="27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span>, we assign <text:span text:style-name="Source_20_Text"><text:span text:style-name="T2"><draw:frame draw:style-name="fr2" draw:name="Object30" text:anchor-type="as-char" svg:y="-0.1862in" svg:width="1.1307in" svg:height="0.239in" draw:z-index="28"><draw:object xlink:href="./Object 30" xlink:type="simple" xlink:show="embed" xlink:actuate="onLoad"/><draw:image xlink:href="./ObjectReplacements/Object 30" xlink:type="simple" xlink:show="embed" xlink:actuate="onLoad"/></draw:frame></text:span></text:span>.</text:p>
      <text:p text:style-name="P11">What is the point of this strategy? <draw:frame draw:style-name="fr2" draw:name="Object31" text:anchor-type="as-char" svg:y="-0.1862in" svg:width="0.4382in" svg:height="0.2311in" draw:z-index="29"><draw:object xlink:href="./Object 31" xlink:type="simple" xlink:show="embed" xlink:actuate="onLoad"/><draw:image xlink:href="./ObjectReplacements/Object 31" xlink:type="simple" xlink:show="embed" xlink:actuate="onLoad"/></draw:frame><text:span text:style-name="Source_20_Text"><text:span text:style-name="T2"><text:s/></text:span></text:span>will differ from every string in <text:span text:style-name="Strong_20_Emphasis"><text:span text:style-name="T2">at least </text:span></text:span>one position. More specifically:</text:p>
      <text:list text:style-name="L2">
        <text:list-item>
          <text:p text:style-name="P22"><text:span text:style-name="Source_20_Text"><text:span text:style-name="T2"><draw:frame draw:style-name="fr2" draw:name="Object32" text:anchor-type="as-char" svg:y="-0.1862in" svg:width="0.4382in" svg:height="0.2311in" draw:z-index="30"><draw:object xlink:href="./Object 32" xlink:type="simple" xlink:show="embed" xlink:actuate="onLoad"/><draw:image xlink:href="./ObjectReplacements/Object 32" xlink:type="simple" xlink:show="embed" xlink:actuate="onLoad"/></draw:frame></text:span></text:span><text:span text:style-name="Source_20_Text"><text:span text:style-name="T2"><text:s/></text:span></text:span>differs from <draw:frame draw:style-name="fr2" draw:name="Object33" text:anchor-type="as-char" svg:y="-0.1862in" svg:width="0.8563in" svg:height="0.239in" draw:z-index="31"><draw:object xlink:href="./Object 33" xlink:type="simple" xlink:show="embed" xlink:actuate="onLoad"/><draw:image xlink:href="./ObjectReplacements/Object 33" xlink:type="simple" xlink:show="embed" xlink:actuate="onLoad"/></draw:frame><text:span text:style-name="Source_20_Text"><text:span text:style-name="T2"><text:s/></text:span></text:span>in <text:span text:style-name="Source_20_Text"><text:span text:style-name="T2"><draw:frame draw:style-name="fr2" draw:name="Object34" text:anchor-type="as-char" svg:y="-0.1862in" svg:width="1.1209in" svg:height="0.239in" draw:z-index="32"><draw:object xlink:href="./Object 34" xlink:type="simple" xlink:show="embed" xlink:actuate="onLoad"/><draw:image xlink:href="./ObjectReplacements/Object 34" xlink:type="simple" xlink:show="embed" xlink:actuate="onLoad"/></draw:frame></text:span></text:span>.</text:p>
        </text:list-item>
        <text:list-item>
          <text:p text:style-name="P22"><text:span text:style-name="Source_20_Text"><text:span text:style-name="T2"><draw:frame draw:style-name="fr2" draw:name="Object35" text:anchor-type="as-char" svg:y="-0.1862in" svg:width="0.4382in" svg:height="0.2311in" draw:z-index="33"><draw:object xlink:href="./Object 35" xlink:type="simple" xlink:show="embed" xlink:actuate="onLoad"/><draw:image xlink:href="./ObjectReplacements/Object 35" xlink:type="simple" xlink:show="embed" xlink:actuate="onLoad"/></draw:frame></text:span></text:span><text:span text:style-name="Source_20_Text"><text:span text:style-name="T2"><text:s/></text:span></text:span>differs from <draw:frame draw:style-name="fr2" draw:name="Object36" text:anchor-type="as-char" svg:y="-0.1862in" svg:width="0.85in" svg:height="0.239in" draw:z-index="34"><draw:object xlink:href="./Object 36" xlink:type="simple" xlink:show="embed" xlink:actuate="onLoad"/><draw:image xlink:href="./ObjectReplacements/Object 36" xlink:type="simple" xlink:show="embed" xlink:actuate="onLoad"/></draw:frame><text:span text:style-name="Source_20_Text"><text:span text:style-name="T2"><text:s/></text:span></text:span>in <text:span text:style-name="Source_20_Text"><text:span text:style-name="T2"><draw:frame draw:style-name="fr2" draw:name="Object37" text:anchor-type="as-char" svg:y="-0.1862in" svg:width="1.1083in" svg:height="0.239in" draw:z-index="35"><draw:object xlink:href="./Object 37" xlink:type="simple" xlink:show="embed" xlink:actuate="onLoad"/><draw:image xlink:href="./ObjectReplacements/Object 37" xlink:type="simple" xlink:show="embed" xlink:actuate="onLoad"/></draw:frame></text:span></text:span>.</text:p>
        </text:list-item>
        <text:list-item>
          <text:p text:style-name="P22"><text:span text:style-name="Source_20_Text"><text:span text:style-name="T2"><draw:frame draw:style-name="fr2" draw:name="Object38" text:anchor-type="as-char" svg:y="-0.1862in" svg:width="0.4382in" svg:height="0.2311in" draw:z-index="36"><draw:object xlink:href="./Object 38" xlink:type="simple" xlink:show="embed" xlink:actuate="onLoad"/><draw:image xlink:href="./ObjectReplacements/Object 38" xlink:type="simple" xlink:show="embed" xlink:actuate="onLoad"/></draw:frame></text:span></text:span><text:span text:style-name="Source_20_Text"><text:span text:style-name="T2"><text:s/></text:span></text:span>differs from <draw:frame draw:style-name="fr2" draw:name="Object39" text:anchor-type="as-char" svg:y="-0.1862in" svg:width="0.8516in" svg:height="0.239in" draw:z-index="37"><draw:object xlink:href="./Object 39" xlink:type="simple" xlink:show="embed" xlink:actuate="onLoad"/><draw:image xlink:href="./ObjectReplacements/Object 39" xlink:type="simple" xlink:show="embed" xlink:actuate="onLoad"/></draw:frame><text:span text:style-name="Source_20_Text"><text:span text:style-name="T2"><text:s/></text:span></text:span>in <text:span text:style-name="Source_20_Text"><text:span text:style-name="T2"><draw:frame draw:style-name="fr2" draw:name="Object40" text:anchor-type="as-char" svg:y="-0.1862in" svg:width="1.111in" svg:height="0.239in" draw:z-index="38"><draw:object xlink:href="./Object 40" xlink:type="simple" xlink:show="embed" xlink:actuate="onLoad"/><draw:image xlink:href="./ObjectReplacements/Object 40" xlink:type="simple" xlink:show="embed" xlink:actuate="onLoad"/></draw:frame></text:span></text:span>.</text:p>
        </text:list-item>
        <text:list-item>
          <text:p text:style-name="P22">...</text:p>
        </text:list-item>
        <text:list-item>
          <text:p text:style-name="P23"><text:span text:style-name="Source_20_Text"><text:span text:style-name="T2"><draw:frame draw:style-name="fr2" draw:name="Object41" text:anchor-type="as-char" svg:y="-0.1862in" svg:width="0.4382in" svg:height="0.2311in" draw:z-index="39"><draw:object xlink:href="./Object 41" xlink:type="simple" xlink:show="embed" xlink:actuate="onLoad"/><draw:image xlink:href="./ObjectReplacements/Object 41" xlink:type="simple" xlink:show="embed" xlink:actuate="onLoad"/></draw:frame></text:span></text:span><text:span text:style-name="Source_20_Text"><text:span text:style-name="T2"><text:s/></text:span></text:span>differs from <draw:frame draw:style-name="fr2" draw:name="Object42" text:anchor-type="as-char" svg:y="-0.1862in" svg:width="1.1319in" svg:height="0.239in" draw:z-index="40"><draw:object xlink:href="./Object 42" xlink:type="simple" xlink:show="embed" xlink:actuate="onLoad"/><draw:image xlink:href="./ObjectReplacements/Object 42" xlink:type="simple" xlink:show="embed" xlink:actuate="onLoad"/></draw:frame><text:span text:style-name="Source_20_Text"><text:span text:style-name="T2"><text:s/></text:span></text:span>in <text:span text:style-name="Source_20_Text"><text:span text:style-name="T2"><draw:frame draw:style-name="fr2" draw:name="Object43" text:anchor-type="as-char" svg:y="-0.1862in" svg:width="1.678in" svg:height="0.239in" draw:z-index="41"><draw:object xlink:href="./Object 43" xlink:type="simple" xlink:show="embed" xlink:actuate="onLoad"/><draw:image xlink:href="./ObjectReplacements/Object 43" xlink:type="simple" xlink:show="embed" xlink:actuate="onLoad"/></draw:frame></text:span></text:span>.</text:p>
        </text:list-item>
      </text:list>
      <text:p text:style-name="P11">Thus, it is guaranteed that <draw:frame draw:style-name="fr2" draw:name="Object44" text:anchor-type="as-char" svg:y="-0.1862in" svg:width="0.4382in" svg:height="0.2311in" draw:z-index="42"><draw:object xlink:href="./Object 44" xlink:type="simple" xlink:show="embed" xlink:actuate="onLoad"/><draw:image xlink:href="./ObjectReplacements/Object 44" xlink:type="simple" xlink:show="embed" xlink:actuate="onLoad"/></draw:frame><text:span text:style-name="Source_20_Text"><text:span text:style-name="T2"><text:s/></text:span></text:span>does not appear in <draw:frame draw:style-name="fr2" draw:name="Object45" text:anchor-type="as-char" svg:y="-0.1862in" svg:width="0.5874in" svg:height="0.2311in" draw:z-index="43"><draw:object xlink:href="./Object 45" xlink:type="simple" xlink:show="embed" xlink:actuate="onLoad"/><draw:image xlink:href="./ObjectReplacements/Object 45" xlink:type="simple" xlink:show="embed" xlink:actuate="onLoad"/></draw:frame><text:span text:style-name="Source_20_Text"><text:span text:style-name="T2"><text:s/></text:span></text:span>and is a valid answer.</text:p>
      <text:p text:style-name="P13">This strategy is applicable because both the length of <draw:frame draw:style-name="fr2" draw:name="Object46" text:anchor-type="as-char" svg:y="-0.1862in" svg:width="0.4382in" svg:height="0.2311in" draw:z-index="44"><draw:object xlink:href="./Object 46" xlink:type="simple" xlink:show="embed" xlink:actuate="onLoad"/><draw:image xlink:href="./ObjectReplacements/Object 46" xlink:type="simple" xlink:show="embed" xlink:actuate="onLoad"/></draw:frame><text:span text:style-name="Source_20_Text"><text:span text:style-name="T2"><text:s/></text:span></text:span>and the length of each string in <draw:frame draw:style-name="fr2" draw:name="Object47" text:anchor-type="as-char" svg:y="-0.1862in" svg:width="0.5874in" svg:height="0.2311in" draw:z-index="45"><draw:object xlink:href="./Object 47" xlink:type="simple" xlink:show="embed" xlink:actuate="onLoad"/><draw:image xlink:href="./ObjectReplacements/Object 47" xlink:type="simple" xlink:show="embed" xlink:actuate="onLoad"/></draw:frame><text:span text:style-name="Source_20_Text"><text:span text:style-name="T2"><text:s/></text:span></text:span>are larger than or equal to <draw:frame draw:style-name="fr2" draw:name="Object48" text:anchor-type="as-char" svg:y="-0.1862in" svg:width="0.2492in" svg:height="0.2311in" draw:z-index="46"><draw:object xlink:href="./Object 48" xlink:type="simple" xlink:show="embed" xlink:actuate="onLoad"/><draw:image xlink:href="./ObjectReplacements/Object 48" xlink:type="simple" xlink:show="embed" xlink:actuate="onLoad"/></draw:frame><text:span text:style-name="Source_20_Text"><text:span text:style-name="T2"><text:s/></text:span></text:span>, the number of strings in <text:span text:style-name="Source_20_Text"><text:span text:style-name="T2"><draw:frame draw:style-name="fr2" draw:name="Object49" text:anchor-type="as-char" svg:y="-0.1862in" svg:width="0.5874in" svg:height="0.2311in" draw:z-index="47"><draw:object xlink:href="./Object 49" xlink:type="simple" xlink:show="embed" xlink:actuate="onLoad"/><draw:image xlink:href="./ObjectReplacements/Object 49" xlink:type="simple" xlink:show="embed" xlink:actuate="onLoad"/></draw:frame></text:span></text:span>. Therefore, we can find one unique position for each string in <text:span text:style-name="Source_20_Text"><text:span text:style-name="T2"><draw:frame draw:style-name="fr2" draw:name="Object50" text:anchor-type="as-char" svg:y="-0.1862in" svg:width="0.5874in" svg:height="0.2311in" draw:z-index="48"><draw:object xlink:href="./Object 50" xlink:type="simple" xlink:show="embed" xlink:actuate="onLoad"/><draw:image xlink:href="./ObjectReplacements/Object 50" xlink:type="simple" xlink:show="embed" xlink:actuate="onLoad"/></draw:frame></text:span></text:span>.</text:p>
      <text:p text:style-name="P11"><text:span text:style-name="Strong_20_Emphasis"><text:span text:style-name="T2"/></text:span></text:p>
      <text:p text:style-name="P12"><text:span text:style-name="Strong_20_Emphasis"><text:span text:style-name="T2">Algorithm</text:span></text:span></text:p>
      <text:list text:style-name="L3">
        <text:list-item>
          <text:p text:style-name="P24">Initialize the answer <text:span text:style-name="Source_20_Text"><text:span text:style-name="T2"><draw:frame draw:style-name="fr2" draw:name="Object51" text:anchor-type="as-char" svg:y="-0.1862in" svg:width="0.4382in" svg:height="0.2311in" draw:z-index="49"><draw:object xlink:href="./Object 51" xlink:type="simple" xlink:show="embed" xlink:actuate="onLoad"/><draw:image xlink:href="./ObjectReplacements/Object 51" xlink:type="simple" xlink:show="embed" xlink:actuate="onLoad"/></draw:frame></text:span></text:span>. Note that you should build the answer in an efficient manner according to the programming language you're using.</text:p>
        </text:list-item>
        <text:list-item>
          <text:p text:style-name="P24">Iterate <draw:frame draw:style-name="fr2" draw:name="Object52" text:anchor-type="as-char" svg:y="-0.1862in" svg:width="0.202in" svg:height="0.2311in" draw:z-index="50"><draw:object xlink:href="./Object 52" xlink:type="simple" xlink:show="embed" xlink:actuate="onLoad"/><draw:image xlink:href="./ObjectReplacements/Object 52" xlink:type="simple" xlink:show="embed" xlink:actuate="onLoad"/></draw:frame><text:span text:style-name="Source_20_Text"><text:span text:style-name="T2"><text:s/></text:span></text:span>over the indices of <text:span text:style-name="Source_20_Text"><text:span text:style-name="T2">nums</text:span></text:span>:</text:p>
          <text:list>
            <text:list-item>
              <text:p text:style-name="P24">If <text:span text:style-name="Source_20_Text"><text:span text:style-name="T2"><draw:frame draw:style-name="fr2" draw:name="Object53" text:anchor-type="as-char" svg:y="-0.1862in" svg:width="1.5791in" svg:height="0.239in" draw:z-index="51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span>, add <draw:frame draw:style-name="fr2" draw:name="Object54" text:anchor-type="as-char" svg:y="-0.1862in" svg:width="0.4335in" svg:height="0.2311in" draw:z-index="52"><draw:object xlink:href="./Object 54" xlink:type="simple" xlink:show="embed" xlink:actuate="onLoad"/><draw:image xlink:href="./ObjectReplacements/Object 54" xlink:type="simple" xlink:show="embed" xlink:actuate="onLoad"/></draw:frame><text:span text:style-name="Source_20_Text"><text:span text:style-name="T2"><text:s/></text:span></text:span>to <text:span text:style-name="Source_20_Text"><text:span text:style-name="T2"><draw:frame draw:style-name="fr2" draw:name="Object55" text:anchor-type="as-char" svg:y="-0.1862in" svg:width="0.4382in" svg:height="0.2311in" draw:z-index="53"><draw:object xlink:href="./Object 55" xlink:type="simple" xlink:show="embed" xlink:actuate="onLoad"/><draw:image xlink:href="./ObjectReplacements/Object 55" xlink:type="simple" xlink:show="embed" xlink:actuate="onLoad"/></draw:frame></text:span></text:span>. Otherwise, add <draw:frame draw:style-name="fr2" draw:name="Object56" text:anchor-type="as-char" svg:y="-0.1862in" svg:width="0.4398in" svg:height="0.2311in" draw:z-index="54"><draw:object xlink:href="./Object 56" xlink:type="simple" xlink:show="embed" xlink:actuate="onLoad"/><draw:image xlink:href="./ObjectReplacements/Object 56" xlink:type="simple" xlink:show="embed" xlink:actuate="onLoad"/></draw:frame><text:span text:style-name="Source_20_Text"><text:span text:style-name="T2"><text:s/></text:span></text:span>to <text:span text:style-name="Source_20_Text"><text:span text:style-name="T2"><draw:frame draw:style-name="fr2" draw:name="Object57" text:anchor-type="as-char" svg:y="-0.1862in" svg:width="0.4382in" svg:height="0.2311in" draw:z-index="55"><draw:object xlink:href="./Object 57" xlink:type="simple" xlink:show="embed" xlink:actuate="onLoad"/><draw:image xlink:href="./ObjectReplacements/Object 57" xlink:type="simple" xlink:show="embed" xlink:actuate="onLoad"/></draw:frame></text:span></text:span>.</text:p>
            </text:list-item>
          </text:list>
        </text:list-item>
        <text:list-item>
          <text:p text:style-name="P25">Return <text:span text:style-name="Source_20_Text"><text:span text:style-name="T2"><draw:frame draw:style-name="fr2" draw:name="Object58" text:anchor-type="as-char" svg:y="-0.1862in" svg:width="0.4382in" svg:height="0.2311in" draw:z-index="56"><draw:object xlink:href="./Object 58" xlink:type="simple" xlink:show="embed" xlink:actuate="onLoad"/><draw:image xlink:href="./ObjectReplacements/Object 58" xlink:type="simple" xlink:show="embed" xlink:actuate="onLoad"/></draw:frame></text:span></text:span>.</text:p>
        </text:list-item>
      </text:list>
      <text:p text:style-name="P5"/>
      <text:p text:style-name="P5">/*</text:p>
      <text:p text:style-name="P5"><text:s text:c="4"/><text:span text:style-name="T4">Cantor's </text:span><text:span text:style-name="T6">diagonal argument</text:span> </text:p>
      <text:p text:style-name="P5"><text:s text:c="4"/>Time complexity: O(n)</text:p>
      <text:p text:style-name="P5"><text:s text:c="4"/>Space complexity: O(1)</text:p>
      <text:p text:style-name="P5">*/<draw:frame draw:style-name="fr1" draw:name="Image4" text:anchor-type="char" svg:x="1.6866in" svg:y="0.0217in" svg:width="5.5311in" svg:height="0.6563in" draw:z-index="58"><draw:image xlink:href="Pictures/10000001000002130000003F5ADA525C.png" xlink:type="simple" xlink:show="embed" xlink:actuate="onLoad" draw:mime-type="image/png"/></draw:frame></text:p>
      <text:p text:style-name="P5">class Solution {</text:p>
      <text:p text:style-name="P5">public:</text:p>
      <text:p text:style-name="P5"><text:s text:c="4"/>std::string findDifferentBinaryString(std::vector&lt;std::string&gt;&amp; nums) {</text:p>
      <text:p text:style-name="P5"><text:s text:c="8"/>int n=nums.size();</text:p>
      <text:p text:style-name="P5"><text:s text:c="8"/>std::string ans;</text:p>
      <text:p text:style-name="P5"><text:s text:c="8"/>for(int i=0;i&lt;n;++i){</text:p>
      <text:p text:style-name="P5"><text:s text:c="12"/>ans+=nums[i][i]=='1'?'0':'1';</text:p>
      <text:p text:style-name="P5"><text:s text:c="8"/>}</text:p>
      <text:p text:style-name="P5"><text:s text:c="8"/>return ans;</text:p>
      <text:p text:style-name="P5"><text:s text:c="4"/>}</text:p>
      <text:p text:style-name="P5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Arabic1" style:font-family-complex="'Noto Sans Arabic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0T17:59:50.992367836</meta:creation-date>
    <dc:date>2025-02-20T21:37:53.363416044</dc:date>
    <meta:editing-duration>PT2H32M2S</meta:editing-duration>
    <meta:editing-cycles>13</meta:editing-cycles>
    <meta:generator>LibreOffice/24.2.7.2$Linux_X86_64 LibreOffice_project/420$Build-2</meta:generator>
    <meta:print-date>2025-02-20T19:48:39.918431518</meta:print-date>
    <meta:printed-by>PDF files</meta:printed-by>
    <meta:document-statistic meta:table-count="0" meta:image-count="3" meta:object-count="58" meta:page-count="7" meta:paragraph-count="148" meta:word-count="744" meta:character-count="5498" meta:non-whitespace-character-count="3818"/>
  </office:meta>
</office:document-meta>
</file>

<file path=Object 1/content.xml><?xml version="1.0" encoding="utf-8"?>
<math xmlns="http://www.w3.org/1998/Math/MathML" display="block">
  <semantics>
    <mrow>
      <mi>O</mi>
      <mrow>
        <mrow>
          <mo fence="true" form="prefix" stretchy="false">(</mo>
          <mrow>
            <mrow>
              <mrow>
                <mi>n</mi>
                <mo stretchy="false">+</mo>
                <mi>n</mi>
              </mrow>
              <msup>
                <mn>2</mn>
                <mi>n</mi>
              </msup>
            </mrow>
          </mrow>
          <mo fence="true" form="postfix" stretchy="false">)</mo>
        </mrow>
        <mo stretchy="false">=</mo>
        <mi>O</mi>
      </mrow>
      <mrow>
        <mo fence="true" form="prefix" stretchy="false">(</mo>
        <mrow>
          <mrow>
            <mi>n</mi>
            <msup>
              <mn>.2</mn>
              <mi>n</mi>
            </msup>
          </mrow>
        </mrow>
        <mo fence="true" form="postfix" stretchy="false">)</mo>
      </mrow>
    </mrow>
    <annotation encoding="StarMath 5.0">O(n+n2^n)=O(n.2^n) </annotation>
  </semantics>
</math>
</file>

<file path=Object 10/content.xml><?xml version="1.0" encoding="utf-8"?>
<math xmlns="http://www.w3.org/1998/Math/MathML" display="block">
  <semantics>
    <mi mathvariant="italic">ans</mi>
    <annotation encoding="StarMath 5.0">ans</annotation>
  </semantics>
</math>
</file>

<file path=Object 11/content.xml><?xml version="1.0" encoding="utf-8"?>
<math xmlns="http://www.w3.org/1998/Math/MathML" display="block">
  <semantics>
    <mi mathvariant="italic">ans</mi>
    <annotation encoding="StarMath 5.0">ans</annotation>
  </semantics>
</math>
</file>

<file path=Object 12/content.xml><?xml version="1.0" encoding="utf-8"?>
<math xmlns="http://www.w3.org/1998/Math/MathML" display="block">
  <semantics>
    <mrow>
      <mi>'</mi>
      <mn>0</mn>
      <mi>'</mi>
    </mrow>
    <annotation encoding="StarMath 5.0">'0'</annotation>
  </semantics>
</math>
</file>

<file path=Object 13/content.xml><?xml version="1.0" encoding="utf-8"?>
<math xmlns="http://www.w3.org/1998/Math/MathML" display="block">
  <semantics>
    <mrow>
      <mi>’</mi>
      <mn>1</mn>
      <mi>’</mi>
    </mrow>
    <annotation encoding="StarMath 5.0">’1’</annotation>
  </semantics>
</math>
</file>

<file path=Object 14/content.xml><?xml version="1.0" encoding="utf-8"?>
<math xmlns="http://www.w3.org/1998/Math/MathML" display="block">
  <semantics>
    <mi>i</mi>
    <annotation encoding="StarMath 5.0">i</annotation>
  </semantics>
</math>
</file>

<file path=Object 15/content.xml><?xml version="1.0" encoding="utf-8"?>
<math xmlns="http://www.w3.org/1998/Math/MathML" display="block">
  <semantics>
    <mn>0</mn>
    <annotation encoding="StarMath 5.0">0</annotation>
  </semantics>
</math>
</file>

<file path=Object 16/content.xml><?xml version="1.0" encoding="utf-8"?>
<math xmlns="http://www.w3.org/1998/Math/MathML" display="block">
  <semantics>
    <mrow>
      <mi>n</mi>
      <mo stretchy="false">−</mo>
      <mn>1</mn>
    </mrow>
    <annotation encoding="StarMath 5.0"> n - 1</annotation>
  </semantics>
</math>
</file>

<file path=Object 17/content.xml><?xml version="1.0" encoding="utf-8"?>
<math xmlns="http://www.w3.org/1998/Math/MathML" display="block">
  <semantics>
    <mi mathvariant="italic">ans</mi>
    <annotation encoding="StarMath 5.0">ans</annotation>
  </semantics>
</math>
</file>

<file path=Object 18/content.xml><?xml version="1.0" encoding="utf-8"?>
<math xmlns="http://www.w3.org/1998/Math/MathML" display="block">
  <semantics>
    <mi mathvariant="italic">nums</mi>
    <annotation encoding="StarMath 5.0">nums</annotation>
  </semantics>
</math>
</file>

<file path=Object 19/content.xml><?xml version="1.0" encoding="utf-8"?>
<math xmlns="http://www.w3.org/1998/Math/MathML" display="block">
  <semantics>
    <mi mathvariant="italic">ans</mi>
    <annotation encoding="StarMath 5.0">ans</annotation>
  </semantics>
</math>
</file>

<file path=Object 2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n>2</mn>
            <mi>n</mi>
          </mrow>
        </mrow>
        <mo fence="true" form="postfix" stretchy="false">)</mo>
      </mrow>
    </mrow>
    <annotation encoding="StarMath 5.0">O(2n)</annotation>
  </semantics>
</math>
</file>

<file path=Object 20/content.xml><?xml version="1.0" encoding="utf-8"?>
<math xmlns="http://www.w3.org/1998/Math/MathML" display="block">
  <semantics>
    <mi>i</mi>
    <annotation encoding="StarMath 5.0">i</annotation>
  </semantics>
</math>
</file>

<file path=Object 21/content.xml><?xml version="1.0" encoding="utf-8"?>
<math xmlns="http://www.w3.org/1998/Math/MathML" display="block">
  <semantics>
    <mrow>
      <mi>i</mi>
      <mo stretchy="false">−</mo>
      <mi mathvariant="italic">th</mi>
    </mrow>
    <annotation encoding="StarMath 5.0">i-th</annotation>
  </semantics>
</math>
</file>

<file path=Object 22/content.xml><?xml version="1.0" encoding="utf-8"?>
<math xmlns="http://www.w3.org/1998/Math/MathML" display="block">
  <semantics>
    <mrow>
      <mi>i</mi>
      <mo stretchy="false">−</mo>
      <mi mathvariant="italic">th</mi>
    </mrow>
    <annotation encoding="StarMath 5.0">i-th</annotation>
  </semantics>
</math>
</file>

<file path=Object 23/content.xml><?xml version="1.0" encoding="utf-8"?>
<math xmlns="http://www.w3.org/1998/Math/MathML" display="block">
  <semantics>
    <mi mathvariant="italic">nums</mi>
    <annotation encoding="StarMath 5.0">nums</annotation>
  </semantics>
</math>
</file>

<file path=Object 24/content.xml><?xml version="1.0" encoding="utf-8"?>
<math xmlns="http://www.w3.org/1998/Math/MathML" display="block">
  <semantics>
    <mrow>
      <mi mathvariant="italic">nums</mi>
      <mrow>
        <mo fence="true" form="prefix" stretchy="false">[</mo>
        <mrow>
          <mi>i</mi>
        </mrow>
        <mo fence="true" form="postfix" stretchy="false">]</mo>
      </mrow>
      <mrow>
        <mo fence="true" form="prefix" stretchy="false">[</mo>
        <mrow>
          <mi>i</mi>
        </mrow>
        <mo fence="true" form="postfix" stretchy="false">]</mo>
      </mrow>
    </mrow>
    <annotation encoding="StarMath 5.0">nums[i][i]</annotation>
  </semantics>
</math>
</file>

<file path=Object 25/content.xml><?xml version="1.0" encoding="utf-8"?>
<math xmlns="http://www.w3.org/1998/Math/MathML" display="block">
  <semantics>
    <mrow>
      <mi mathvariant="italic">ans</mi>
      <mrow>
        <mo fence="true" form="prefix" stretchy="false">[</mo>
        <mrow>
          <mi>i</mi>
        </mrow>
        <mo fence="true" form="postfix" stretchy="false">]</mo>
      </mrow>
    </mrow>
    <annotation encoding="StarMath 5.0">ans[i]</annotation>
  </semantics>
</math>
</file>

<file path=Object 26/content.xml><?xml version="1.0" encoding="utf-8"?>
<math xmlns="http://www.w3.org/1998/Math/MathML" display="block">
  <semantics>
    <mrow>
      <mi mathvariant="italic">nums</mi>
      <mrow>
        <mo fence="true" form="prefix" stretchy="false">[</mo>
        <mrow>
          <mi>i</mi>
        </mrow>
        <mo fence="true" form="postfix" stretchy="false">]</mo>
      </mrow>
      <mrow>
        <mo fence="true" form="prefix" stretchy="false">[</mo>
        <mrow>
          <mi>i</mi>
        </mrow>
        <mo fence="true" form="postfix" stretchy="false">]</mo>
      </mrow>
    </mrow>
    <annotation encoding="StarMath 5.0">nums[i][i]</annotation>
  </semantics>
</math>
</file>

<file path=Object 27/content.xml><?xml version="1.0" encoding="utf-8"?>
<math xmlns="http://www.w3.org/1998/Math/MathML" display="block">
  <semantics>
    <mrow>
      <mi mathvariant="italic">nums</mi>
      <mrow>
        <mo fence="true" form="prefix" stretchy="false">[</mo>
        <mrow>
          <mi>i</mi>
        </mrow>
        <mo fence="true" form="postfix" stretchy="false">]</mo>
      </mrow>
      <mrow>
        <mo fence="true" form="prefix" stretchy="false">[</mo>
        <mrow>
          <mi>i</mi>
        </mrow>
        <mo fence="true" form="postfix" stretchy="false">]</mo>
      </mrow>
      <mtext>==</mtext>
      <mi>'</mi>
      <mn>0</mn>
      <mi>'</mi>
    </mrow>
    <annotation encoding="StarMath 5.0">nums[i][i]"=="'0'</annotation>
  </semantics>
</math>
</file>

<file path=Object 28/content.xml><?xml version="1.0" encoding="utf-8"?>
<math xmlns="http://www.w3.org/1998/Math/MathML" display="block">
  <semantics>
    <mrow>
      <mi mathvariant="italic">ans</mi>
      <mrow>
        <mrow>
          <mo fence="true" form="prefix" stretchy="false">[</mo>
          <mrow>
            <mi>i</mi>
          </mrow>
          <mo fence="true" form="postfix" stretchy="false">]</mo>
        </mrow>
        <mo stretchy="false">=</mo>
        <mi>‘</mi>
      </mrow>
      <mn>1</mn>
      <mi>’</mi>
    </mrow>
    <annotation encoding="StarMath 5.0">ans[i] = ‘1’</annotation>
  </semantics>
</math>
</file>

<file path=Object 29/content.xml><?xml version="1.0" encoding="utf-8"?>
<math xmlns="http://www.w3.org/1998/Math/MathML" display="block">
  <semantics>
    <mrow>
      <mi mathvariant="italic">nums</mi>
      <mrow>
        <mo fence="true" form="prefix" stretchy="false">[</mo>
        <mrow>
          <mi>i</mi>
        </mrow>
        <mo fence="true" form="postfix" stretchy="false">]</mo>
      </mrow>
      <mrow>
        <mo fence="true" form="prefix" stretchy="false">[</mo>
        <mrow>
          <mi>i</mi>
        </mrow>
        <mo fence="true" form="postfix" stretchy="false">]</mo>
      </mrow>
      <mtext>==</mtext>
      <mi>'</mi>
      <mn>1</mn>
      <mi>'</mi>
    </mrow>
    <annotation encoding="StarMath 5.0">nums[i][i]"=="'1'</annotation>
  </semantics>
</math>
</file>

<file path=Object 3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row>
              <msup>
                <mi>n</mi>
                <mn>2</mn>
              </msup>
              <mo stretchy="false">+</mo>
              <msub>
                <mi>log</mi>
                <mn>10</mn>
              </msub>
            </mrow>
            <mrow>
              <mrow>
                <mo fence="true" form="prefix" stretchy="false">(</mo>
                <mrow>
                  <mi mathvariant="italic">number</mi>
                </mrow>
                <mo fence="true" form="postfix" stretchy="false">)</mo>
              </mrow>
              <mo stretchy="false">∗</mo>
              <msup>
                <mn>2</mn>
                <mi>n</mi>
              </msup>
            </mrow>
          </mrow>
        </mrow>
        <mo fence="true" form="postfix" stretchy="false">)</mo>
      </mrow>
    </mrow>
    <annotation encoding="StarMath 5.0">O(n^2+log_10(number)*2^n) </annotation>
  </semantics>
</math>
</file>

<file path=Object 30/content.xml><?xml version="1.0" encoding="utf-8"?>
<math xmlns="http://www.w3.org/1998/Math/MathML" display="block">
  <semantics>
    <mrow>
      <mi mathvariant="italic">ans</mi>
      <mrow>
        <mrow>
          <mo fence="true" form="prefix" stretchy="false">[</mo>
          <mrow>
            <mi>i</mi>
          </mrow>
          <mo fence="true" form="postfix" stretchy="false">]</mo>
        </mrow>
        <mo stretchy="false">=</mo>
        <mi>‘</mi>
      </mrow>
      <mn>0</mn>
      <mi>’</mi>
    </mrow>
    <annotation encoding="StarMath 5.0">ans[i] = ‘0’</annotation>
  </semantics>
</math>
</file>

<file path=Object 31/content.xml><?xml version="1.0" encoding="utf-8"?>
<math xmlns="http://www.w3.org/1998/Math/MathML" display="block">
  <semantics>
    <mi mathvariant="italic">ans</mi>
    <annotation encoding="StarMath 5.0">ans</annotation>
  </semantics>
</math>
</file>

<file path=Object 32/content.xml><?xml version="1.0" encoding="utf-8"?>
<math xmlns="http://www.w3.org/1998/Math/MathML" display="block">
  <semantics>
    <mi mathvariant="italic">ans</mi>
    <annotation encoding="StarMath 5.0">ans</annotation>
  </semantics>
</math>
</file>

<file path=Object 33/content.xml><?xml version="1.0" encoding="utf-8"?>
<math xmlns="http://www.w3.org/1998/Math/MathML" display="block">
  <semantics>
    <mrow>
      <mi mathvariant="italic">nums</mi>
      <mrow>
        <mo fence="true" form="prefix" stretchy="false">[</mo>
        <mrow>
          <mn>0</mn>
        </mrow>
        <mo fence="true" form="postfix" stretchy="false">]</mo>
      </mrow>
    </mrow>
    <annotation encoding="StarMath 5.0">nums[0]</annotation>
  </semantics>
</math>
</file>

<file path=Object 34/content.xml><?xml version="1.0" encoding="utf-8"?>
<math xmlns="http://www.w3.org/1998/Math/MathML" display="block">
  <semantics>
    <mrow>
      <mi mathvariant="italic">nums</mi>
      <mrow>
        <mo fence="true" form="prefix" stretchy="false">[</mo>
        <mrow>
          <mn>0</mn>
        </mrow>
        <mo fence="true" form="postfix" stretchy="false">]</mo>
      </mrow>
      <mrow>
        <mo fence="true" form="prefix" stretchy="false">[</mo>
        <mrow>
          <mn>0</mn>
        </mrow>
        <mo fence="true" form="postfix" stretchy="false">]</mo>
      </mrow>
    </mrow>
    <annotation encoding="StarMath 5.0">nums[0][0]</annotation>
  </semantics>
</math>
</file>

<file path=Object 35/content.xml><?xml version="1.0" encoding="utf-8"?>
<math xmlns="http://www.w3.org/1998/Math/MathML" display="block">
  <semantics>
    <mi mathvariant="italic">ans</mi>
    <annotation encoding="StarMath 5.0">ans</annotation>
  </semantics>
</math>
</file>

<file path=Object 36/content.xml><?xml version="1.0" encoding="utf-8"?>
<math xmlns="http://www.w3.org/1998/Math/MathML" display="block">
  <semantics>
    <mrow>
      <mi mathvariant="italic">nums</mi>
      <mrow>
        <mo fence="true" form="prefix" stretchy="false">[</mo>
        <mrow>
          <mn>1</mn>
        </mrow>
        <mo fence="true" form="postfix" stretchy="false">]</mo>
      </mrow>
    </mrow>
    <annotation encoding="StarMath 5.0">nums[1]</annotation>
  </semantics>
</math>
</file>

<file path=Object 37/content.xml><?xml version="1.0" encoding="utf-8"?>
<math xmlns="http://www.w3.org/1998/Math/MathML" display="block">
  <semantics>
    <mrow>
      <mi mathvariant="italic">nums</mi>
      <mrow>
        <mo fence="true" form="prefix" stretchy="false">[</mo>
        <mrow>
          <mn>1</mn>
        </mrow>
        <mo fence="true" form="postfix" stretchy="false">]</mo>
      </mrow>
      <mrow>
        <mo fence="true" form="prefix" stretchy="false">[</mo>
        <mrow>
          <mn>1</mn>
        </mrow>
        <mo fence="true" form="postfix" stretchy="false">]</mo>
      </mrow>
    </mrow>
    <annotation encoding="StarMath 5.0">nums[1][1]</annotation>
  </semantics>
</math>
</file>

<file path=Object 38/content.xml><?xml version="1.0" encoding="utf-8"?>
<math xmlns="http://www.w3.org/1998/Math/MathML" display="block">
  <semantics>
    <mi mathvariant="italic">ans</mi>
    <annotation encoding="StarMath 5.0">ans</annotation>
  </semantics>
</math>
</file>

<file path=Object 39/content.xml><?xml version="1.0" encoding="utf-8"?>
<math xmlns="http://www.w3.org/1998/Math/MathML" display="block">
  <semantics>
    <mrow>
      <mi mathvariant="italic">nums</mi>
      <mrow>
        <mo fence="true" form="prefix" stretchy="false">[</mo>
        <mrow>
          <mn>2</mn>
        </mrow>
        <mo fence="true" form="postfix" stretchy="false">]</mo>
      </mrow>
    </mrow>
    <annotation encoding="StarMath 5.0">nums[2]</annotation>
  </semantics>
</math>
</file>

<file path=Object 4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n>2</mn>
            <mi>n</mi>
          </msup>
        </mrow>
        <mo fence="true" form="postfix" stretchy="false">)</mo>
      </mrow>
    </mrow>
    <annotation encoding="StarMath 5.0">O(2^n)</annotation>
  </semantics>
</math>
</file>

<file path=Object 40/content.xml><?xml version="1.0" encoding="utf-8"?>
<math xmlns="http://www.w3.org/1998/Math/MathML" display="block">
  <semantics>
    <mrow>
      <mi mathvariant="italic">nums</mi>
      <mrow>
        <mo fence="true" form="prefix" stretchy="false">[</mo>
        <mrow>
          <mn>2</mn>
        </mrow>
        <mo fence="true" form="postfix" stretchy="false">]</mo>
      </mrow>
      <mrow>
        <mo fence="true" form="prefix" stretchy="false">[</mo>
        <mrow>
          <mn>2</mn>
        </mrow>
        <mo fence="true" form="postfix" stretchy="false">]</mo>
      </mrow>
    </mrow>
    <annotation encoding="StarMath 5.0">nums[2][2]</annotation>
  </semantics>
</math>
</file>

<file path=Object 41/content.xml><?xml version="1.0" encoding="utf-8"?>
<math xmlns="http://www.w3.org/1998/Math/MathML" display="block">
  <semantics>
    <mi mathvariant="italic">ans</mi>
    <annotation encoding="StarMath 5.0">ans</annotation>
  </semantics>
</math>
</file>

<file path=Object 42/content.xml><?xml version="1.0" encoding="utf-8"?>
<math xmlns="http://www.w3.org/1998/Math/MathML" display="block">
  <semantics>
    <mrow>
      <mi mathvariant="italic">nums</mi>
      <mrow>
        <mo fence="true" form="prefix" stretchy="false">[</mo>
        <mrow>
          <mrow>
            <mi>n</mi>
            <mi>–</mi>
            <mn>1</mn>
          </mrow>
        </mrow>
        <mo fence="true" form="postfix" stretchy="false">]</mo>
      </mrow>
    </mrow>
    <annotation encoding="StarMath 5.0">nums[n – 1]</annotation>
  </semantics>
</math>
</file>

<file path=Object 43/content.xml><?xml version="1.0" encoding="utf-8"?>
<math xmlns="http://www.w3.org/1998/Math/MathML" display="block">
  <semantics>
    <mrow>
      <mi mathvariant="italic">nums</mi>
      <mrow>
        <mo fence="true" form="prefix" stretchy="false">[</mo>
        <mrow>
          <mrow>
            <mi>n</mi>
            <mo stretchy="false">−</mo>
            <mn>1</mn>
          </mrow>
        </mrow>
        <mo fence="true" form="postfix" stretchy="false">]</mo>
      </mrow>
      <mrow>
        <mo fence="true" form="prefix" stretchy="false">[</mo>
        <mrow>
          <mrow>
            <mi>n</mi>
            <mo stretchy="false">−</mo>
            <mn>1</mn>
          </mrow>
        </mrow>
        <mo fence="true" form="postfix" stretchy="false">]</mo>
      </mrow>
    </mrow>
    <annotation encoding="StarMath 5.0">nums[n - 1][n - 1]</annotation>
  </semantics>
</math>
</file>

<file path=Object 44/content.xml><?xml version="1.0" encoding="utf-8"?>
<math xmlns="http://www.w3.org/1998/Math/MathML" display="block">
  <semantics>
    <mi mathvariant="italic">ans</mi>
    <annotation encoding="StarMath 5.0">ans</annotation>
  </semantics>
</math>
</file>

<file path=Object 45/content.xml><?xml version="1.0" encoding="utf-8"?>
<math xmlns="http://www.w3.org/1998/Math/MathML" display="block">
  <semantics>
    <mi mathvariant="italic">nums</mi>
    <annotation encoding="StarMath 5.0">nums</annotation>
  </semantics>
</math>
</file>

<file path=Object 46/content.xml><?xml version="1.0" encoding="utf-8"?>
<math xmlns="http://www.w3.org/1998/Math/MathML" display="block">
  <semantics>
    <mi mathvariant="italic">ans</mi>
    <annotation encoding="StarMath 5.0">ans</annotation>
  </semantics>
</math>
</file>

<file path=Object 47/content.xml><?xml version="1.0" encoding="utf-8"?>
<math xmlns="http://www.w3.org/1998/Math/MathML" display="block">
  <semantics>
    <mi mathvariant="italic">nums</mi>
    <annotation encoding="StarMath 5.0">nums</annotation>
  </semantics>
</math>
</file>

<file path=Object 48/content.xml><?xml version="1.0" encoding="utf-8"?>
<math xmlns="http://www.w3.org/1998/Math/MathML" display="block">
  <semantics>
    <mi>n</mi>
    <annotation encoding="StarMath 5.0">n</annotation>
  </semantics>
</math>
</file>

<file path=Object 49/content.xml><?xml version="1.0" encoding="utf-8"?>
<math xmlns="http://www.w3.org/1998/Math/MathML" display="block">
  <semantics>
    <mi mathvariant="italic">nums</mi>
    <annotation encoding="StarMath 5.0">nums</annotation>
  </semantics>
</math>
</file>

<file path=Object 5/content.xml><?xml version="1.0" encoding="utf-8"?>
<math xmlns="http://www.w3.org/1998/Math/MathML" display="block">
  <semantics>
    <mrow>
      <msup>
        <mn>2</mn>
        <mi>n</mi>
      </msup>
      <mo stretchy="false">−</mo>
      <mn>1</mn>
    </mrow>
    <annotation encoding="StarMath 5.0">2^n - 1</annotation>
  </semantics>
</math>
</file>

<file path=Object 50/content.xml><?xml version="1.0" encoding="utf-8"?>
<math xmlns="http://www.w3.org/1998/Math/MathML" display="block">
  <semantics>
    <mi mathvariant="italic">nums</mi>
    <annotation encoding="StarMath 5.0">nums</annotation>
  </semantics>
</math>
</file>

<file path=Object 51/content.xml><?xml version="1.0" encoding="utf-8"?>
<math xmlns="http://www.w3.org/1998/Math/MathML" display="block">
  <semantics>
    <mi mathvariant="italic">ans</mi>
    <annotation encoding="StarMath 5.0">ans</annotation>
  </semantics>
</math>
</file>

<file path=Object 52/content.xml><?xml version="1.0" encoding="utf-8"?>
<math xmlns="http://www.w3.org/1998/Math/MathML" display="block">
  <semantics>
    <mi>i</mi>
    <annotation encoding="StarMath 5.0">i</annotation>
  </semantics>
</math>
</file>

<file path=Object 53/content.xml><?xml version="1.0" encoding="utf-8"?>
<math xmlns="http://www.w3.org/1998/Math/MathML" display="block">
  <semantics>
    <mrow>
      <mi mathvariant="italic">nums</mi>
      <mrow>
        <mo fence="true" form="prefix" stretchy="false">[</mo>
        <mrow>
          <mi>i</mi>
        </mrow>
        <mo fence="true" form="postfix" stretchy="false">]</mo>
      </mrow>
      <mrow>
        <mo fence="true" form="prefix" stretchy="false">[</mo>
        <mrow>
          <mi>i</mi>
        </mrow>
        <mo fence="true" form="postfix" stretchy="false">]</mo>
      </mrow>
      <mtext>==</mtext>
      <mi>'</mi>
      <mn>0</mn>
      <mi>'</mi>
    </mrow>
    <annotation encoding="StarMath 5.0">nums[i][i]"=="'0'</annotation>
  </semantics>
</math>
</file>

<file path=Object 54/content.xml><?xml version="1.0" encoding="utf-8"?>
<math xmlns="http://www.w3.org/1998/Math/MathML" display="block">
  <semantics>
    <mrow>
      <mi>‘</mi>
      <mn>1</mn>
      <mi>’</mi>
    </mrow>
    <annotation encoding="StarMath 5.0">‘1’</annotation>
  </semantics>
</math>
</file>

<file path=Object 55/content.xml><?xml version="1.0" encoding="utf-8"?>
<math xmlns="http://www.w3.org/1998/Math/MathML" display="block">
  <semantics>
    <mi mathvariant="italic">ans</mi>
    <annotation encoding="StarMath 5.0">ans</annotation>
  </semantics>
</math>
</file>

<file path=Object 56/content.xml><?xml version="1.0" encoding="utf-8"?>
<math xmlns="http://www.w3.org/1998/Math/MathML" display="block">
  <semantics>
    <mrow>
      <mi>‘</mi>
      <mn>0</mn>
      <mi>’</mi>
    </mrow>
    <annotation encoding="StarMath 5.0">‘0’</annotation>
  </semantics>
</math>
</file>

<file path=Object 57/content.xml><?xml version="1.0" encoding="utf-8"?>
<math xmlns="http://www.w3.org/1998/Math/MathML" display="block">
  <semantics>
    <mi mathvariant="italic">ans</mi>
    <annotation encoding="StarMath 5.0">ans</annotation>
  </semantics>
</math>
</file>

<file path=Object 58/content.xml><?xml version="1.0" encoding="utf-8"?>
<math xmlns="http://www.w3.org/1998/Math/MathML" display="block">
  <semantics>
    <mi mathvariant="italic">ans</mi>
    <annotation encoding="StarMath 5.0">ans</annotation>
  </semantics>
</math>
</file>

<file path=Object 59/content.xml><?xml version="1.0" encoding="utf-8"?>
<math xmlns="http://www.w3.org/1998/Math/MathML" display="block">
  <semantics>
    <mrow>
      <msup>
        <mn>2</mn>
        <mi>n</mi>
      </msup>
      <mo stretchy="false">−</mo>
      <mn>1</mn>
    </mrow>
    <annotation encoding="StarMath 5.0"> 2^n - 1</annotation>
  </semantics>
</math>
</file>

<file path=Object 6/content.xml><?xml version="1.0" encoding="utf-8"?>
<math xmlns="http://www.w3.org/1998/Math/MathML" display="block">
  <semantics>
    <mrow>
      <msup>
        <mn>2</mn>
        <mi>n</mi>
      </msup>
      <mo stretchy="false">−</mo>
      <mn>1</mn>
    </mrow>
    <annotation encoding="StarMath 5.0">2^n - 1</annotation>
  </semantics>
</math>
</file>

<file path=Object 60/content.xml><?xml version="1.0" encoding="utf-8"?>
<math xmlns="http://www.w3.org/1998/Math/MathML" display="block">
  <semantics>
    <mrow>
      <msup>
        <mn>2</mn>
        <mi>n</mi>
      </msup>
      <mi>,</mi>
    </mrow>
    <annotation encoding="StarMath 5.0">2^n,</annotation>
  </semantics>
</math>
</file>

<file path=Object 7/content.xml><?xml version="1.0" encoding="utf-8"?>
<math xmlns="http://www.w3.org/1998/Math/MathML" display="block">
  <semantics>
    <mrow>
      <msup>
        <mn>2</mn>
        <mi>n</mi>
      </msup>
      <mo stretchy="false">−</mo>
      <mn>1</mn>
    </mrow>
    <annotation encoding="StarMath 5.0">2^n - 1</annotation>
  </semantics>
</math>
</file>